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 style:list-style-name="WWNum2"/>
    <style:style style:name="P3" style:family="paragraph" style:parent-style-name="Standard" style:list-style-name="WWNum3"/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text-shadow="none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ssigment 1</text:span></text:p>
      <text:p text:style-name="Standard"/>
      <text:p text:style-name="Standard"><text:span text:style-name="T2">Task 1: Personal Planning</text:span></text:p>
      <text:p text:style-name="Standard"/>
      <text:p text:style-name="Standard"><text:span text:style-name="T3">Substask A: Books</text:span></text:p>
      <text:p text:style-name="Standard"/>
      <text:list xml:id="list7256627076393167489" text:style-name="WWNum1">
        <text:list-item>
          <text:p text:style-name="P1">Plan:</text:p>
        </text:list-item>
        <text:list-item>
          <text:p text:style-name="P1">Implement:</text:p>
        </text:list-item>
        <text:list-item>
          <text:p text:style-name="P1">Reflect:</text:p>
        </text:list-item>
      </text:list>
      <text:p text:style-name="Standard"/>
      <text:p text:style-name="Standard"><text:span text:style-name="T3">Substask B: JSON</text:span></text:p>
      <text:p text:style-name="Standard"/>
      <text:list xml:id="list6572265184667633763" text:style-name="WWNum2">
        <text:list-item>
          <text:p text:style-name="P2">Plan:</text:p>
        </text:list-item>
        <text:list-item>
          <text:p text:style-name="P2">Implement:</text:p>
        </text:list-item>
        <text:list-item>
          <text:p text:style-name="P2">Reflect:</text:p>
        </text:list-item>
      </text:list>
      <text:p text:style-name="Standard"/>
      <text:p text:style-name="Standard"><text:span text:style-name="T3">Substask C: Web</text:span></text:p>
      <text:p text:style-name="Standard"/>
      <text:list xml:id="list9060811678671584841" text:style-name="WWNum3">
        <text:list-item>
          <text:p text:style-name="P3">Plan:</text:p>
        </text:list-item>
        <text:list-item>
          <text:p text:style-name="P3">Implement:</text:p>
        </text:list-item>
        <text:list-item>
          <text:p text:style-name="P3">Reflect:</text:p>
        </text:list-item>
      </text:list>
      <text:p text:style-name="Standard"/>
      <text:p text:style-name="Standard"><text:span text:style-name="T4">Task 2: Vision</text:span></text:p>
      <text:p text:style-name="Standard"/>
      <text:p text:style-name="Standard"/>
      <text:p text:style-name="Standard"><text:span text:style-name="T4">Task 3: Project Plan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A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8:55:19</meta:creation-date>
    <dc:language>es-AR</dc:language>
    <dc:date>2016-03-26T20:14:47</dc:date>
    <meta:editing-cycles>7</meta:editing-cycles>
    <meta:editing-duration>PT1H19M</meta:editing-duration>
    <meta:generator>LibreOffice/5.0.5.2$Linux_X86_64 LibreOffice_project/00m0$Build-2</meta:generator>
    <meta:document-statistic meta:table-count="0" meta:image-count="0" meta:object-count="0" meta:page-count="1" meta:paragraph-count="16" meta:word-count="40" meta:character-count="196" meta:non-whitespace-character-count="181"/>
  </office:meta>
</office:document-meta>
</file>